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draw:fill="none" draw:opacity="94%" draw:textarea-horizontal-align="justify" draw:textarea-vertical-align="middle" draw:auto-grow-height="false" fo:min-height="1.872cm" fo:min-width="1.62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424cm"/>
    </style:style>
    <style:style style:name="gr8" style:family="graphic" style:parent-style-name="objectwithoutfill">
      <style:graphic-properties draw:marker-end="Arrow" draw:marker-end-width="0.1cm" draw:fill="none" draw:textarea-vertical-align="middle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2.65cm" fo:min-width="13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94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1"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P6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cm" svg:y1="10cm" svg:x2="21cm" svg:y2="10cm">
          <text:p/>
        </draw:line>
        <draw:line draw:style-name="gr1" draw:text-style-name="P1" draw:layer="layout" svg:x1="15cm" svg:y1="16cm" svg:x2="15cm" svg:y2="4cm">
          <text:p/>
        </draw:line>
        <draw:custom-shape draw:style-name="gr2" draw:text-style-name="P1" draw:layer="layout" svg:width="10cm" svg:height="10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8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cm" svg:y1="10cm" svg:x2="8.8cm" svg:y2="9.1cm">
          <text:p/>
        </draw:line>
        <draw:line draw:style-name="gr5" draw:text-style-name="P3" draw:layer="layout" svg:x1="15cm" svg:y1="10cm" svg:x2="10.2cm" svg:y2="11.5cm">
          <text:p/>
        </draw:line>
        <draw:frame draw:style-name="gr6" draw:text-style-name="P4" draw:layer="layout" svg:width="0.2cm" svg:height="0.47cm" svg:x="13.619cm" svg:y="6.4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5" draw:layer="layout" svg:width="1.1cm" svg:height="0.674cm" svg:x="14.449cm" svg:y="3.2cm">
          <draw:text-box>
            <text:p text:style-name="P4"><text:span text:style-name="T1">Im</text:span></text:p>
          </draw:text-box>
        </draw:frame>
        <draw:frame draw:style-name="gr7" draw:text-style-name="P5" draw:layer="layout" svg:width="1.1cm" svg:height="0.674cm" svg:x="20.865cm" svg:y="9.683cm">
          <draw:text-box>
            <text:p text:style-name="P4"><text:span text:style-name="T1">Re</text:span></text:p>
          </draw:text-box>
        </draw:frame>
        <draw:frame draw:style-name="gr6" draw:text-style-name="P6" draw:layer="layout" svg:width="0.521cm" svg:height="0.47cm" svg:x="9.207cm" svg:y="8.7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6" draw:layer="layout" svg:width="0.747cm" svg:height="0.47cm" svg:x="9.208cm" svg:y="10.06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0.516cm" svg:height="0.369cm" svg:x="12.706cm" svg:y="9.46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8" draw:text-style-name="P1" draw:layer="layout" svg:width="0.599cm" svg:height="0.199cm" draw:transform="rotate (-1.5707963267949) translate (13.2cm 10cm)" svg:viewBox="0 0 600 200" svg:d="M0 200c300 0 500-100 600-200">
          <text:p/>
        </draw:path>
        <draw:line draw:style-name="gr9" draw:text-style-name="P1" draw:layer="layout" svg:x1="20cm" svg:y1="10cm" svg:x2="10.2cm" svg:y2="11.5cm">
          <text:p/>
        </draw:line>
        <draw:custom-shape draw:style-name="gr10" draw:text-style-name="P4" draw:layer="layout" svg:width="0.1cm" svg:height="0.1cm" svg:x="10.161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597cm" svg:height="0.902cm" svg:x="16.806cm" svg:y="9.0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8" draw:text-style-name="P1" draw:layer="layout" svg:width="0.499cm" svg:height="0.099cm" draw:transform="rotate (-1.5707963267949) translate (17.1cm 10cm)" svg:viewBox="0 0 500 100" svg:d="M0 100c200 0 500-100 500-100">
          <text:p/>
        </draw:path>
        <draw:frame draw:style-name="gr6" draw:text-style-name="P6" draw:layer="layout" svg:width="1.092cm" svg:height="0.47cm" svg:x="11.406cm" svg:y="9.5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0" draw:text-style-name="P4" draw:layer="layout" svg:width="0.1cm" svg:height="0.1cm" svg:x="11.449cm" svg:y="9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3.9cm" svg:height="12.9cm" svg:x="7.9cm" svg:y="3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52:16.149263747</meta:creation-date>
    <dc:date>2020-10-21T11:39:53.085434636</dc:date>
    <meta:editing-duration>PT46M15S</meta:editing-duration>
    <meta:editing-cycles>15</meta:editing-cycles>
    <meta:generator>LibreOffice/6.1.5.2$Linux_X86_64 LibreOffice_project/1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frac>
      <mi mathvariant="normal">ψ</mi>
      <mn>2</mn>
    </mfrac>
    <annotation encoding="StarMath 5.0">%psi over 2</annotation>
  </semantics>
</math>
</file>

<file path=Object 2/content.xml><?xml version="1.0" encoding="utf-8"?>
<math xmlns="http://www.w3.org/1998/Math/MathML" display="block">
  <semantics>
    <mrow>
      <mn>1</mn>
      <mo stretchy="false">−</mo>
      <mi>m</mi>
    </mrow>
    <annotation encoding="StarMath 5.0">1-m</annotation>
  </semantics>
</math>
</file>

<file path=Object 3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i mathvariant="normal">ψ</mi>
    <annotation encoding="StarMath 5.0">%psi</annotation>
  </semantics>
</math>
</file>